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CRESTA ROJA EIR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400667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ANILLAS VIGO, CARLO IV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347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ONAL RODRIGUEZ RI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24721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1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157</text:p>
          </table:table-cell>
          <table:table-cell table:style-name="Tabla2.A2" office:value-type="string">
            <text:p text:style-name="P9">180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3:30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